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13000001417F15704D8857E5F6.png" manifest:media-type="image/png"/>
  <manifest:file-entry manifest:full-path="Pictures/100000000000033D000001621E8A79329112BC1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name="Picture 2" draw:style-name="gr1" draw:text-style-name="P1" draw:layer="layout" svg:width="19.803cm" svg:height="8.456cm" svg:x="4.327cm" svg:y="0cm">
          <draw:image xlink:href="Pictures/100000000000033D000001621E8A79329112BC18.png" xlink:type="simple" xlink:show="embed" xlink:actuate="onLoad" loext:mime-type="image/png">
            <text:p/>
          </draw:image>
        </draw:frame>
        <draw:frame draw:name="Picture 3" draw:style-name="gr1" draw:text-style-name="P1" draw:layer="layout" svg:width="22.606cm" svg:height="6.957cm" svg:x="3.81cm" svg:y="8.284cm">
          <draw:image xlink:href="Pictures/1000000000000413000001417F15704D8857E5F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2T16:25:43.560849353</meta:creation-date>
    <dc:date>2021-07-22T16:28:34.243879348</dc:date>
    <meta:editing-duration>PT2M51S</meta:editing-duration>
    <meta:editing-cycles>1</meta:editing-cycles>
    <meta:document-statistic meta:object-count="25"/>
    <meta:generator>LibreOffice/6.4.7.2$Linux_X86_64 LibreOffice_project/40$Build-2</meta:generator>
  </office:meta>
</office:document-meta>
</file>